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78673581" text:style-name="L1">
        <text:list-item>
          <text:p text:style-name="P2">Convention de stage signé</text:p>
        </text:list-item>
        <text:list-item>
          <text:p text:style-name="P2">Projet berger-levrault ????</text:p>
        </text:list-item>
      </text:list>
      <text:p text:style-name="Standard"/>
      <text:p text:style-name="Standard">Les deux articles s’intéressent à la recherche d'information dans des pages web. L'idée étant de détecter de manière automatique des patterns commun dans une collection de page web. chaque patterns correspond à un type d'information.</text:p>
      <text:p text:style-name="Standard">Deux approches différentes : </text:p>
      <text:list xml:id="list498245232" text:style-name="L2">
        <text:list-item>
          <text:p text:style-name="P3">Tree Mapping : </text:p>
        </text:list-item>
      </text:list>
      <text:p text:style-name="Standard">La méthode s'appuie sur la construction d'un mapping entre le DOM de plusieurs pages web et extrait les sous-arbres qui sont commune à ces documents.</text:p>
      <text:list xml:id="list1503513323" text:continue-numbering="true" text:style-name="L2">
        <text:list-item>
          <text:p text:style-name="P3">Patricia Tree :</text:p>
        </text:list-item>
      </text:list>
      <text:p text:style-name="Standard">La méthode s'appuie sur la construction d'une structure arborescent Pat-Tree qui trie les données suivant une fonction d'ordre.</text:p>
      <text:p text:style-name="Standard">Semi-infinite string (sistring): nouveau modèle de texte → texte unique chaîne de caractère, numéroté séquentiellement = Tableau de caractère</text:p>
      <text:p text:style-name="Standard">Sistring est une sous séquence de caractère du tableau</text:p>
      <text:p text:style-name="Standard">Pat-tree construit l'ensemble des sistring possible d'un texte, arbre binaire ou </text:p>
      <text:p text:style-name="Standard">Noeud interne : chacune des bits de la clés est utilisé pour décider de la branche à parcourir.</text:p>
      <text:p text:style-name="Standard">Noeud extene : reference un sistring</text:p>
      <text:p text:style-name="Standard"/>
      <text:p text:style-name="Standard">La structure permet certaine catégorie de recherche : </text:p>
      <text:list xml:id="list599161086" text:style-name="L3">
        <text:list-item>
          <text:p text:style-name="P4">recherche de préfixe</text:p>
        </text:list-item>
        <text:list-item>
          <text:p text:style-name="P4">recherche de proximité</text:p>
        </text:list-item>
        <text:list-item>
          <text:p text:style-name="P4">recherche de range</text:p>
        </text:list-item>
        <text:list-item>
          <text:p text:style-name="P4">Recherche de répétition la plus longue</text:p>
        </text:list-item>
        <text:list-item>
          <text:p text:style-name="P4">La plus fréquente occurrence</text:p>
        </text:list-item>
        <text:list-item>
          <text:p text:style-name="P4">Recherche d'expression régulière</text:p>
        </text:list-item>
      </text:list>
      <text:p text:style-name="Standard"/>
      <text:p text:style-name="P1">Translator : </text:p>
      <text:list xml:id="list1465383833" text:style-name="L4">
        <text:list-item>
          <text:p text:style-name="P5">classification des tag projections vers structure plus abstraire d'une page web. La classification des tags dépend du type de pattern (motif) que l'on veut identifier</text:p>
        </text:list-item>
        <text:list-item>
          <text:p text:style-name="P5">génération à partir de la structure abstraite d'une chaîne de caractère 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24T08:24:53</meta:creation-date>
    <dc:date>2014-02-25T05:52:29</dc:date>
    <dc:creator>Asus </dc:creator>
    <meta:editing-duration>PT50M43S</meta:editing-duration>
    <meta:editing-cycles>24</meta:editing-cycles>
    <meta:generator>LibreOffice/3.5$Linux_x86 LibreOffice_project/350m1$Build-2</meta:generator>
    <meta:document-statistic meta:table-count="0" meta:image-count="0" meta:object-count="0" meta:page-count="1" meta:paragraph-count="23" meta:word-count="238" meta:character-count="1504" meta:non-whitespace-character-count="1295"/>
  </office:meta>
</office:document-meta>
</file>